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</office:font-face-decls>
  <office:automatic-styles>
    <style:style style:family="text" style:name="T1" style:display-name="T1">
      <style:text-properties style:font-name="Liberation Serif" fo:font-size="12pt" fo:language="en" fo:country="US" fo:font-weight="normal"/>
    </style:style>
    <style:style style:family="paragraph" style:name="P10" style:display-name="P10" style:list-style-name="L8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1" style:display-name="P11" style:list-style-name="L9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2" style:display-name="P12" style:list-style-name="L10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3" style:display-name="P13" style:list-style-name="L11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" style:display-name="P1">
      <style:paragraph-properties fo:break-before="page"/>
      <style:text-properties style:font-name="Liberation Serif" fo:font-size="12pt" fo:language="en" fo:country="US" fo:font-weight="normal"/>
    </style:style>
    <style:style style:family="paragraph" style:name="P2" style:display-name="P2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3" style:display-name="P3" style:list-style-name="L1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4" style:display-name="P4" style:list-style-name="L2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5" style:display-name="P5" style:list-style-name="L3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6" style:display-name="P6" style:list-style-name="L4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7" style:display-name="P7" style:list-style-name="L5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8" style:display-name="P8" style:list-style-name="L6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9" style:display-name="P9" style:list-style-name="L7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4" style:display-name="P14" style:list-style-name="L12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5" style:display-name="P15">
      <style:paragraph-properties fo:text-align="left" fo:text-indent="0.0000in" fo:line-height="100%" fo:margin-left="0.0000in" fo:margin-right="0.0000in" fo:margin-top="0.0000in" fo:margin-bottom="0.0000in" style:writing-mode="lr">
        <style:tab-stops>
          <style:tab-stop style:type="left" style:position="0.187500in"/>
          <style:tab-stop style:type="left" style:position="0.500000in"/>
        </style:tab-stops>
      </style:paragraph-properties>
      <style:text-properties style:font-name="Liberation Serif" fo:font-size="12pt" fo:language="en" fo:country="US" fo:font-weight="normal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  <text:list-style style:name="L3">
      <text:list-level-style-number text:level="1" style:num-format="1" text:start-value="1">
        <style:list-level-properties fo:text-indent="0.000000cm" text:space-before="0cm" text:min-label-width="0.760222cm" fo:margin-left="0.509778cm"/>
      </text:list-level-style-number>
    </text:list-style>
    <text:list-style style:name="L4">
      <text:list-level-style-number text:level="1" style:num-format="1" text:start-value="1">
        <style:list-level-properties fo:text-indent="0.000000cm" text:space-before="0cm" text:min-label-width="0.760222cm" fo:margin-left="0.509778cm"/>
      </text:list-level-style-number>
    </text:list-style>
    <text:list-style style:name="L5">
      <text:list-level-style-number text:level="1" style:num-format="1" text:start-value="1">
        <style:list-level-properties fo:text-indent="0.000000cm" text:space-before="0cm" text:min-label-width="0.760222cm" fo:margin-left="0.509778cm"/>
      </text:list-level-style-number>
    </text:list-style>
    <text:list-style style:name="L6">
      <text:list-level-style-number text:level="1" style:num-format="1" text:start-value="1">
        <style:list-level-properties fo:text-indent="0.000000cm" text:space-before="0cm" text:min-label-width="0.760222cm" fo:margin-left="0.509778cm"/>
      </text:list-level-style-number>
    </text:list-style>
    <text:list-style style:name="L7">
      <text:list-level-style-number text:level="1" style:num-format="1" text:start-value="1">
        <style:list-level-properties fo:text-indent="0.000000cm" text:space-before="0cm" text:min-label-width="0.760222cm" fo:margin-left="0.509778cm"/>
      </text:list-level-style-number>
    </text:list-style>
    <text:list-style style:name="L8">
      <text:list-level-style-number text:level="1" style:num-format="1" text:start-value="1">
        <style:list-level-properties fo:text-indent="0.000000cm" text:space-before="0cm" text:min-label-width="0.760222cm" fo:margin-left="0.509778cm"/>
      </text:list-level-style-number>
    </text:list-style>
    <text:list-style style:name="L9">
      <text:list-level-style-number text:level="1" style:num-format="1" text:start-value="1">
        <style:list-level-properties fo:text-indent="0.000000cm" text:space-before="0cm" text:min-label-width="0.760222cm" fo:margin-left="0.509778cm"/>
      </text:list-level-style-number>
    </text:list-style>
    <text:list-style style:name="L10">
      <text:list-level-style-number text:level="1" style:num-format="1" text:start-value="1">
        <style:list-level-properties fo:text-indent="0.000000cm" text:space-before="0cm" text:min-label-width="0.760222cm" fo:margin-left="0.509778cm"/>
      </text:list-level-style-number>
    </text:list-style>
    <text:list-style style:name="L11">
      <text:list-level-style-number text:level="1" style:num-format="1" text:start-value="1">
        <style:list-level-properties fo:text-indent="0.000000cm" text:space-before="0cm" text:min-label-width="0.760222cm" fo:margin-left="0.509778cm"/>
      </text:list-level-style-number>
    </text:list-style>
    <text:list-style style:name="L12">
      <text:list-level-style-number text:level="1" style:num-format="1" text:start-value="1">
        <style:list-level-properties fo:text-indent="0.000000cm" text:space-before="0cm" text:min-label-width="0.760222cm" fo:margin-left="0.509778cm"/>
      </text:list-level-style-number>
    </text:list-style>
    <text:list-style style:name="L1">
      <text:list-level-style-number text:level="1" style:num-format="1" text:start-value="1">
        <style:list-level-properties fo:text-indent="0.000000cm" text:space-before="0cm" text:min-label-width="0.760222cm" fo:margin-left="0.509778cm"/>
      </text:list-level-style-number>
    </text:list-style>
    <text:list-style style:name="L2">
      <text:list-level-style-number text:level="1" style:num-format="1" text:start-value="1">
        <style:list-level-properties fo:text-indent="0.000000cm" text:space-before="0cm" text:min-label-width="0.760222cm" fo:margin-left="0.509778cm"/>
      </text:list-level-style-number>
    </text:list-style>
  </office:automatic-styles>
  <office:body>
    <office:text>
      <text:section text:style-name="Sect1" text:name="Section1">
        <text:p text:style-name="P1"><text:span text:style-name="T1">Exercícios </text:span></text:p>
        <text:p text:style-name="P2"/>
        <text:list text:style-name="L1">
          <text:list-item>
            <text:p text:style-name="P3"><text:span text:style-name="T1">Defina quais são os termos utilizados em linguagens de programação e os seus significados?</text:span></text:p>
          </text:list-item>
        </text:list>
        <text:p text:style-name="P2"/>
        <text:list text:style-name="L2">
          <text:list-item>
            <text:p text:style-name="P4"><text:span text:style-name="T1">Qual é o significado de sintaxe?</text:span></text:p>
          </text:list-item>
        </text:list>
        <text:p text:style-name="P2"/>
        <text:list text:style-name="L3">
          <text:list-item>
            <text:p text:style-name="P5"><text:span text:style-name="T1">Qual a função da análise sintática?</text:span></text:p>
          </text:list-item>
        </text:list>
        <text:p text:style-name="P2"/>
        <text:list text:style-name="L4">
          <text:list-item>
            <text:p text:style-name="P6"><text:span text:style-name="T1">Explique como o analisador léxico e analisador sintático trabalham juntos? </text:span></text:p>
          </text:list-item>
        </text:list>
        <text:p text:style-name="P2"/>
        <text:list text:style-name="L5">
          <text:list-item>
            <text:p text:style-name="P7"><text:span text:style-name="T1">O que é uma regra gramatical?</text:span></text:p>
          </text:list-item>
        </text:list>
        <text:p text:style-name="P2"/>
        <text:list text:style-name="L6">
          <text:list-item>
            <text:p text:style-name="P8"><text:span text:style-name="T1">O que é gramática livre de contexto?</text:span></text:p>
          </text:list-item>
        </text:list>
        <text:p text:style-name="P2"/>
        <text:list text:style-name="L7">
          <text:list-item>
            <text:p text:style-name="P9"><text:span text:style-name="T1">Qual a definição formal utilizada para representar uma gramática livre de contexto?</text:span></text:p>
          </text:list-item>
        </text:list>
        <text:p text:style-name="P2"/>
        <text:list text:style-name="L8">
          <text:list-item>
            <text:p text:style-name="P10"><text:span text:style-name="T1">Como as regras de producao pode ser representadas, de um exemplo de regra de producao?</text:span></text:p>
          </text:list-item>
        </text:list>
        <text:p text:style-name="P2"/>
        <text:list text:style-name="L9">
          <text:list-item>
            <text:p text:style-name="P11"><text:span text:style-name="T1">O que é símbolo não terminal, símbolo terminal, regras de produções e símbolo inicial?</text:span></text:p>
          </text:list-item>
        </text:list>
        <text:p text:style-name="P2"/>
        <text:list text:style-name="L10">
          <text:list-item>
            <text:p text:style-name="P12"><text:span text:style-name="T1">Explique o que é uma derivação?</text:span></text:p>
          </text:list-item>
        </text:list>
        <text:p text:style-name="P2"/>
        <text:list text:style-name="L11">
          <text:list-item>
            <text:p text:style-name="P13"><text:span text:style-name="T1">Explique as diferenças derivação Top-Down e Bottom-Up?</text:span></text:p>
          </text:list-item>
        </text:list>
        <text:p text:style-name="P2"/>
        <text:list text:style-name="L12">
          <text:list-item>
            <text:p text:style-name="P14"><text:span text:style-name="T1">Faça a derivação das seguintes expressões matemáticas utilizando as gramática abaixo.</text:span></text:p>
          </text:list-item>
        </text:list>
        <text:p text:style-name="P2"/>
        <text:p text:style-name="P2"><text:span text:style-name="T1"><text:tab/>P { </text:span></text:p>
        <text:p text:style-name="P2"><text:span text:style-name="T1"> <text:s text:c="3"/><text:tab/><text:tab/>E → T + E | T</text:span></text:p>
        <text:p text:style-name="P2"><text:span text:style-name="T1"> <text:s text:c="3"/><text:tab/><text:tab/>T → x * T</text:span></text:p>
        <text:p text:style-name="P2"><text:span text:style-name="T1"> <text:s text:c="3"/><text:tab/><text:tab/>E → x</text:span></text:p>
        <text:p text:style-name="P2"><text:span text:style-name="T1"> <text:s text:c="3"/><text:tab/><text:tab/>E → (E) * T</text:span></text:p>
        <text:p text:style-name="P2"><text:span text:style-name="T1"> <text:s text:c="3"/><text:tab/><text:tab/>E → (T)</text:span></text:p>
        <text:p text:style-name="P2"><text:span text:style-name="T1"> <text:s text:c="3"/><text:tab/><text:tab/>E → λ</text:span></text:p>
        <text:p text:style-name="P2"><text:span text:style-name="T1"><text:tab/>}</text:span></text:p>
        <text:p text:style-name="P2"><text:span text:style-name="T1"><text:tab/><text:tab/><text:tab/><text:tab/></text:span></text:p>
        <text:p text:style-name="P2"><text:span text:style-name="T1"><text:tab/>a) a + 1</text:span></text:p>
        <text:p text:style-name="P2"/>
        <text:p text:style-name="P2"><text:span text:style-name="T1"><text:tab/>b) (a + b) – 8</text:span></text:p>
        <text:p text:style-name="P2"/>
        <text:p text:style-name="P15"><text:span text:style-name="T1"><text:tab/>13. Defina uma gramática e regras de produção para uma linguagem formada por 0 e 1. A gramatica deve validar as seguintes sentenças:</text:span></text:p>
        <text:p text:style-name="P2"/>
        <text:p text:style-name="P2"><text:span text:style-name="T1"><text:tab/>0011 e 0101</text:span></text:p>
        <text:p text:style-name="P2"/>
        <text:p text:style-name="P2"><text:span text:style-name="T1"><text:tab/>Monte a árvore de derivação para as duas sentenças acima.</text:span></text:p>
        <text:p text:style-name="P2"/>
        <text:p text:style-name="P2"/>
        <text:p text:style-name="P2"><text:span text:style-name="T1"> <text:s text:c="3"/>14. Pesquise na internet sobre gramáticas livres de contexto e exemplo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0.4925in"/>
    </style:default-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8.267717in" fo:page-height="11.692913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5-12-10T13:06:06.986523000</meta:creation-date>
    <dc:date>Mon Feb  1 15:42:46 2016
</dc:date>
  </office:meta>
</office:document-meta>
</file>